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 style:list-style-name="WWNum1">
      <style:paragraph-properties fo:margin-left="3.81cm" fo:margin-right="0cm" fo:text-indent="-0.635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WWNum1">
      <style:paragraph-properties fo:margin-left="3.81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list-style-name="WWNum1">
      <style:paragraph-properties fo:margin-left="5.08cm" fo:margin-right="0cm" fo:text-indent="-0.635cm" style:auto-text-indent="false"/>
      <style:text-properties fo:font-size="12pt" style:font-size-asian="12pt" style:font-size-complex="12pt"/>
    </style:style>
    <style:style style:name="P16" style:family="paragraph" style:parent-style-name="Standard" style:list-style-name="WWNum1">
      <style:paragraph-properties fo:margin-left="5.08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1">
      <style:paragraph-properties fo:margin-left="6.35cm" fo:margin-right="0cm" fo:text-indent="-0.635cm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WWNum1">
      <style:paragraph-properties fo:margin-left="7.62cm" fo:margin-right="0cm" fo:text-indent="-0.635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officeooo:rsid="00064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lunos:</text:span><text:span text:style-name="T2"> João Pedro de Campos Magalhães</text:span></text:p>
      <text:p text:style-name="P7">Pedro <text:span text:style-name="T6">Henric Pinheiro Rosário</text:span></text:p>
      <text:p text:style-name="P1"/>
      <text:p text:style-name="P1">SITUAÇÃO FÍSICA</text:p>
      <text:p text:style-name="P2"/>
      <text:list xml:id="list96237896" text:style-name="WWNum1">
        <text:list-item>
          <text:p text:style-name="P9"><text:span text:style-name="T3">TOPOLOGIA DE CABEAMENTO:</text:span><text:span text:style-name="T4"> Cabeamento</text:span></text:p>
        </text:list-item>
        <text:list-item>
          <text:p text:style-name="P10">CABOS UTILIZADOS:</text:p>
          <text:list>
            <text:list-item>
              <text:p text:style-name="P11">Cabeamento Backbone: Fibra Monomodo(+ Conversores de Mídia de Fibra Óptica); Como o Cabeamento Backbone não é tão extensivo em termos de comprimento, a Fibra Monomodo se torna uma opção viável(Não serão necessários muito mais do que 10m de fibra);</text:p>
              <text:list>
                <text:list-item>
                  <text:p text:style-name="P13">Alternativa: Cabo STP Cat6; Preço mais acessível, sem muita perda na performance. Denovo, para o Cabeamento Backbone(Vertical), não é necessário muito comprimento de cabo.</text:p>
                </text:list-item>
              </text:list>
            </text:list-item>
            <text:list-item>
              <text:p text:style-name="P11">Cabeamento Horizontal: UTP/STP Cat6, levando como preferência STP para áreas com muita interferência e UTP para áreas com pouca interferência.</text:p>
              <text:list>
                <text:list-item>
                  <text:p text:style-name="P13">STP se torna a opção mais viável para todo o projeto, devido a quantidade imensa de dispositivos telefônicos + dispositivos com acesso a tecnologias Wireless em 2.4GHz.</text:p>
                </text:list-item>
              </text:list>
            </text:list-item>
          </text:list>
        </text:list-item>
        <text:list-item>
          <text:p text:style-name="P10">TECNOLOGIAS:</text:p>
          <text:list>
            <text:list-item>
              <text:p text:style-name="P11">Gigabit Ethernet: Fast Ethernet está virando uma tecnologia legado. Com isso em mente, é mais lucro visar a implementação de tecnologias GigabitEthernet e 10GigabitEthernet para poder tomar mais proveito disso no futuro, sem ter que ser necessário uma reforma nessa área; Contudo, o Gigabit Ethernet não precisa ser utilizado em todo o projeto.</text:p>
              <text:list>
                <text:list-item>
                  <text:p text:style-name="P13">DISCREPÂNCIA: O projeto lógico foi feito em majoritariamente com FastEthernet; Em um contexto de vida real, onde foi usado GigabitEthernet no projeto do PacketTracer pode ser substitudo pela tecnologia 10GigabitEthernet, e onde foi usado FastEthernet, GigabitEthernet.</text:p>
                </text:list-item>
                <text:list-item>
                  <text:p text:style-name="P13">A tecnologia 10GigabitEthernet requer cabos adequados para a sua implementação, aumentando em mais ainda o custo do projeto (Normalmente requer fibra multimodo ou monomodo);</text:p>
                </text:list-item>
              </text:list>
            </text:list-item>
            <text:list-item>
              <text:p text:style-name="P11">Tecnologia WAN: Não definida. (Depende muito do Provedor de Serviços de Internet);</text:p>
            </text:list-item>
          </text:list>
        </text:list-item>
        <text:list-item>
          <text:p text:style-name="P10">EQUIPAMENTOS:</text:p>
          <text:list>
            <text:list-item>
              <text:p text:style-name="P11">Preço total médio: R$7,812.50;</text:p>
            </text:list-item>
            <text:list-item>
              <text:p text:style-name="P12">ATIVOS:</text:p>
              <text:list>
                <text:list-item>
                  <text:p text:style-name="P13">NoBreak(1 un):</text:p>
                  <text:list>
                    <text:list-item>
                      <text:p text:style-name="P15">~R$500;</text:p>
                    </text:list-item>
                    <text:list-item>
                      <text:p text:style-name="P15"><text:soft-page-break/>Necessário para o server e para os equipamentos mais importantes.</text:p>
                    </text:list-item>
                  </text:list>
                </text:list-item>
                <text:list-item>
                  <text:p text:style-name="P13">Access Points(2un no projeto):</text:p>
                  <text:list>
                    <text:list-item>
                      <text:p text:style-name="P15">UAP AC Lite - R$600 Distância: 122m, 300 Mbps(2,4GHz), 867Mbps(5GHz);</text:p>
                    </text:list-item>
                    <text:list-item>
                      <text:p text:style-name="P15">UAP AC LR - R$800; Distância: 183m, 450 Mbps(2,4GHz), 867Mbps(5Ghz);</text:p>
                    </text:list-item>
                    <text:list-item>
                      <text:p text:style-name="P15">Alternativa: Repetidores; Repetidores são alternativas de custo menor aos Access Points. Seriam necessários 4 repetidores ao todo para cobrir todos os 4 corredores.</text:p>
                    </text:list-item>
                  </text:list>
                </text:list-item>
                <text:list-item>
                  <text:p text:style-name="P13">Roteador(1un no projeto):</text:p>
                  <text:list>
                    <text:list-item>
                      <text:p text:style-name="P15">R$50-300;</text:p>
                    </text:list-item>
                  </text:list>
                </text:list-item>
                <text:list-item>
                  <text:p text:style-name="P13">Server(1un no projeto):</text:p>
                  <text:list>
                    <text:list-item>
                      <text:p text:style-name="P15">R$2,200-5,000;</text:p>
                    </text:list-item>
                    <text:list-item>
                      <text:p text:style-name="P15">Alternativa: Empresas de hospedagem de servidores dedicados/não dedicados(Preço é dado mensalmente, através de uma assinatura);</text:p>
                    </text:list-item>
                    <text:list-item>
                      <text:p text:style-name="P15">Alternativa: Computador com um server; Mais eficiente em termos de custo.</text:p>
                    </text:list-item>
                  </text:list>
                </text:list-item>
                <text:list-item>
                  <text:p text:style-name="P13">Switch(3un* no projeto):</text:p>
                  <text:list>
                    <text:list-item>
                      <text:p text:style-name="P15">16 Portas Cat6: R$150-400;</text:p>
                    </text:list-item>
                    <text:list-item>
                      <text:p text:style-name="P15">24 Portas Cat6: R$300-600;</text:p>
                    </text:list-item>
                    <text:list-item>
                      <text:p text:style-name="P15">48 Portas Cat6: ~R$1000;</text:p>
                    </text:list-item>
                    <text:list-item>
                      <text:p text:style-name="P15">*Devem haver switches suficientes para acomodarem em torno de 40 cabos; 30 computadores no laboratório, 10 para o resto do projeto.</text:p>
                    </text:list-item>
                  </text:list>
                </text:list-item>
                <text:list-item>
                  <text:p text:style-name="P14">PASSIVOS:</text:p>
                  <text:list>
                    <text:list-item>
                      <text:p text:style-name="P15">Rack(2un):</text:p>
                      <text:list>
                        <text:list-item>
                          <text:p text:style-name="P17">R$250-500;</text:p>
                        </text:list-item>
                      </text:list>
                    </text:list-item>
                    <text:list-item>
                      <text:p text:style-name="P15">Patch Panel(2un):</text:p>
                      <text:list>
                        <text:list-item>
                          <text:p text:style-name="P17">12 Portas: ~R$50-100 Cat6</text:p>
                        </text:list-item>
                        <text:list-item>
                          <text:p text:style-name="P17">24 Portas: ~R$150 Cat6</text:p>
                        </text:list-item>
                      </text:list>
                    </text:list-item>
                    <text:list-item>
                      <text:p text:style-name="P16">CABOS:</text:p>
                      <text:list>
                        <text:list-item>
                          <text:p text:style-name="P17">Conectores RJ45 Cat6</text:p>
                          <text:list>
                            <text:list-item>
                              <text:p text:style-name="P18">R$25-30 por 100un;</text:p>
                            </text:list-item>
                          </text:list>
                        </text:list-item>
                        <text:list-item>
                          <text:p text:style-name="P17">Fibra Monomodo:</text:p>
                          <text:list>
                            <text:list-item>
                              <text:p text:style-name="P18">Conversor de Mídia: ~R$100;</text:p>
                            </text:list-item>
                            <text:list-item>
                              <text:p text:style-name="P18">~R$20 por 10m, ~R$50-200 por 100m;</text:p>
                            </text:list-item>
                          </text:list>
                        </text:list-item>
                        <text:list-item>
                          <text:p text:style-name="P17">Cabo UTP Cat6:</text:p>
                          <text:list>
                            <text:list-item>
                              <text:p text:style-name="P18">R$40 por 10m;</text:p>
                            </text:list-item>
                          </text:list>
                        </text:list-item>
                        <text:list-item>
                          <text:p text:style-name="P17">Cabo STP Cat6:</text:p>
                          <text:list>
                            <text:list-item>
                              <text:p text:style-name="P18">R$250 por 150m; R$200 por 100m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9"><text:soft-page-break/>REFERÊNCIAS:</text:p>
      <text:p text:style-name="P4"><text:a xlink:type="simple" xlink:href="http://celepar7cta.pr.gov.br/portfolio.nsf/0/bd4306ad15f6462e03256b98003e2c82/$FILE/EIA-TIA-568-A.pdf" text:style-name="ListLabel_20_10" text:visited-style-name="ListLabel_20_10"><text:span text:style-name="T5">ANIXTER - Norma TIA/EIA 586-A</text:span></text:a></text:p>
      <text:p text:style-name="P5"/>
      <text:p text:style-name="P4"><text:a xlink:type="simple" xlink:href="https://www.passeidireto.com/arquivo/1024515/norma-569a" text:style-name="ListLabel_20_10" text:visited-style-name="ListLabel_20_10"><text:span text:style-name="T5">Passei Direto - NORMA 569A</text:span></text:a></text:p>
      <text:p text:style-name="P5"/>
      <text:p text:style-name="P4"><text:a xlink:type="simple" xlink:href="https://www.csd.uoc.gr/~hy435/material/Cabling%20Standard%20-%20ANSI-TIA-EIA%20568%20B%20-%20Commercial%20Building%20Telecommunications%20Cabling%20Standard.pdf" text:style-name="ListLabel_20_10" text:visited-style-name="ListLabel_20_10"><text:span text:style-name="T5">ANSI/TIA/EIA 568-B Standards</text:span></text:a></text:p>
      <text:p text:style-name="P5"/>
      <text:p text:style-name="P4"><text:a xlink:type="simple" xlink:href="https://en.wikipedia.org/wiki/Gigabit_Ethernet" text:style-name="ListLabel_20_10" text:visited-style-name="ListLabel_20_10"><text:span text:style-name="T5">Wikipedia - Gigabit Ethernet</text:span></text:a></text:p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fo:font-size="12pt" style:text-underline-style="none" fo:font-weight="bold"/>
    </style:style>
    <style:style style:name="ListLabel_20_3" style:display-name="ListLabel 3" style:family="text">
      <style:text-properties fo:font-size="12pt" style:text-underline-style="none" fo:font-weight="bold"/>
    </style:style>
    <style:style style:name="ListLabel_20_4" style:display-name="ListLabel 4" style:family="text">
      <style:text-properties fo:font-size="12pt" style:text-underline-style="none" fo:font-weight="bold"/>
    </style:style>
    <style:style style:name="ListLabel_20_5" style:display-name="ListLabel 5" style:family="text">
      <style:text-properties fo:font-size="12pt" style:text-underline-style="none"/>
    </style:style>
    <style:style style:name="ListLabel_20_6" style:display-name="ListLabel 6" style:family="text">
      <style:text-properties fo:font-size="12pt"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7-01T16:36:35.757000000</dc:date>
    <meta:editing-duration>PT11S</meta:editing-duration>
    <meta:editing-cycles>1</meta:editing-cycles>
    <meta:document-statistic meta:table-count="0" meta:image-count="0" meta:object-count="0" meta:page-count="3" meta:paragraph-count="56" meta:word-count="503" meta:character-count="3166" meta:non-whitespace-character-count="2767"/>
  </office:meta>
</office:document-meta>
</file>